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efc3" officeooo:paragraph-rsid="0002efc3"/>
    </style:style>
    <style:style style:name="P2" style:family="paragraph" style:parent-style-name="Standard">
      <style:text-properties style:text-underline-style="none" officeooo:rsid="0002efc3" officeooo:paragraph-rsid="0002efc3"/>
    </style:style>
    <style:style style:name="P3" style:family="paragraph" style:parent-style-name="Standard">
      <style:text-properties style:text-underline-style="none" officeooo:rsid="0002efc3" officeooo:paragraph-rsid="0004c1d9"/>
    </style:style>
    <style:style style:name="P4" style:family="paragraph" style:parent-style-name="Standard">
      <style:text-properties style:text-underline-style="none" officeooo:rsid="0002efc3" officeooo:paragraph-rsid="00068d03"/>
    </style:style>
    <style:style style:name="P5" style:family="paragraph" style:parent-style-name="Standard">
      <style:text-properties style:text-underline-style="none" officeooo:rsid="0002efc3" officeooo:paragraph-rsid="000839d6"/>
    </style:style>
    <style:style style:name="P6" style:family="paragraph" style:parent-style-name="Standard">
      <style:text-properties style:text-underline-style="none" officeooo:rsid="000c1655" officeooo:paragraph-rsid="000c1655"/>
    </style:style>
    <style:style style:name="P7" style:family="paragraph" style:parent-style-name="Standard">
      <style:text-properties style:text-underline-style="none" officeooo:rsid="000c1655" officeooo:paragraph-rsid="000d198f"/>
    </style:style>
    <style:style style:name="P8" style:family="paragraph" style:parent-style-name="Standard">
      <style:text-properties style:text-underline-style="none" officeooo:rsid="000c1655" officeooo:paragraph-rsid="000e3d91"/>
    </style:style>
    <style:style style:name="P9" style:family="paragraph" style:parent-style-name="Standard">
      <style:text-properties style:text-underline-style="none" officeooo:rsid="000c1655" officeooo:paragraph-rsid="000e4b70"/>
    </style:style>
    <style:style style:name="P10" style:family="paragraph" style:parent-style-name="Standard">
      <style:text-properties style:text-underline-style="none" officeooo:rsid="000c1655" officeooo:paragraph-rsid="000d198f" fo:background-color="#ff0000"/>
    </style:style>
    <style:style style:name="P11" style:family="paragraph" style:parent-style-name="Standard">
      <style:text-properties style:text-underline-style="none" officeooo:rsid="000c1655" officeooo:paragraph-rsid="000e4b70" fo:background-color="#ff0000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2efc3" officeooo:paragraph-rsid="0002efc3" style:font-size-asian="12pt" style:font-size-complex="12pt"/>
    </style:style>
    <style:style style:name="P13" style:family="paragraph" style:parent-style-name="Standard">
      <style:text-properties style:text-underline-style="none" officeooo:rsid="000c1655" officeooo:paragraph-rsid="000e3d91" fo:background-color="#ff0000"/>
    </style:style>
    <style:style style:name="P14" style:family="paragraph" style:parent-style-name="Standard">
      <style:text-properties style:text-underline-style="none" officeooo:rsid="000c1655" officeooo:paragraph-rsid="000e4b70" fo:background-color="#ff0000"/>
    </style:style>
    <style:style style:name="P15" style:family="paragraph" style:parent-style-name="Standard">
      <style:text-properties style:text-underline-style="none" officeooo:rsid="000c1655" officeooo:paragraph-rsid="00115c4c" fo:background-color="#ff0000"/>
    </style:style>
    <style:style style:name="P16" style:family="paragraph" style:parent-style-name="Standard">
      <style:text-properties style:text-underline-style="none" officeooo:rsid="000c1655" officeooo:paragraph-rsid="00128b84" fo:background-color="#ff0000"/>
    </style:style>
    <style:style style:name="P17" style:family="paragraph" style:parent-style-name="Standard">
      <style:text-properties style:text-underline-style="none" officeooo:rsid="000c1655" officeooo:paragraph-rsid="00110932"/>
    </style:style>
    <style:style style:name="P18" style:family="paragraph" style:parent-style-name="Standard">
      <style:text-properties style:text-underline-style="none" officeooo:rsid="000c1655" officeooo:paragraph-rsid="00115c4c"/>
    </style:style>
    <style:style style:name="P19" style:family="paragraph" style:parent-style-name="Standard">
      <style:text-properties style:text-underline-style="none" officeooo:rsid="000c1655" officeooo:paragraph-rsid="000c1655"/>
    </style:style>
    <style:style style:name="P20" style:family="paragraph" style:parent-style-name="Standard">
      <style:text-properties style:text-underline-style="none" officeooo:rsid="000c1655" officeooo:paragraph-rsid="00128b84"/>
    </style:style>
    <style:style style:name="P21" style:family="paragraph" style:parent-style-name="Standard">
      <style:text-properties style:text-underline-style="none" officeooo:rsid="000c1655" officeooo:paragraph-rsid="0015135e"/>
    </style:style>
    <style:style style:name="T1" style:family="text">
      <style:text-properties officeooo:rsid="000839d6"/>
    </style:style>
    <style:style style:name="T2" style:family="text">
      <style:text-properties fo:background-color="#ff00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15c4c" fo:background-color="#ff0000" loext:char-shading-value="0"/>
    </style:style>
    <style:style style:name="T5" style:family="text">
      <style:text-properties officeooo:rsid="00115c4c" fo:background-color="#000000" loext:char-shading-value="0"/>
    </style:style>
    <style:style style:name="T6" style:family="text">
      <style:text-properties officeooo:rsid="00115c4c" fo:background-color="#ffffff" loext:char-shading-value="0"/>
    </style:style>
    <style:style style:name="T7" style:family="text">
      <style:text-properties officeooo:rsid="00128b84"/>
    </style:style>
    <style:style style:name="T8" style:family="text">
      <style:text-properties officeooo:rsid="001513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 partie :</text:p>
      <text:p text:style-name="P1"/>
      <text:p text:style-name="P3">1.</text:p>
      <text:p text:style-name="P3">select Prix ,count(*) as 'nb' </text:p>
      <text:p text:style-name="P2">from Enregistrement as "nb" </text:p>
      <text:p text:style-name="P2">group by Prix </text:p>
      <text:p text:style-name="P2"/>
      <text:p text:style-name="P2">2.</text:p>
      <text:p text:style-name="P2">select Année ,count(*) as 'nb' </text:p>
      <text:p text:style-name="P2">from Oeuvre</text:p>
      <text:p text:style-name="P2">group by Année</text:p>
      <text:p text:style-name="P2"/>
      <text:p text:style-name="P2">3.</text:p>
      <text:p text:style-name="P4">select Année ,count(*)</text:p>
      <text:p text:style-name="P4">from Oeuvre</text:p>
      <text:p text:style-name="P4">group by Année having (count(*)&gt;3)</text:p>
      <text:p text:style-name="P4"/>
      <text:p text:style-name="P2">4.</text:p>
      <text:p text:style-name="P12">select Tonalité, count(*) as 'nb'</text:p>
      <text:p text:style-name="P12">from Oeuvre</text:p>
      <text:p text:style-name="P12">where Tonalité is not null</text:p>
      <text:p text:style-name="P12">group by Tonalité</text:p>
      <text:p text:style-name="P12">order by Tonalité desc</text:p>
      <text:p text:style-name="P12"/>
      <text:p text:style-name="P2">5.</text:p>
      <text:p text:style-name="P2">select Année, count(*)</text:p>
      <text:p text:style-name="P2">from Oeuvre</text:p>
      <text:p text:style-name="P2">where Tonalité = 'do mineur'</text:p>
      <text:p text:style-name="P2">group by Année</text:p>
      <text:p text:style-name="P2"/>
      <text:p text:style-name="P1">Deuxième partie :</text:p>
      <text:p text:style-name="P1"/>
      <text:p text:style-name="P2">1.</text:p>
      <text:p text:style-name="P5">select Année_Album,count(*) as 'Nb Album'</text:p>
      <text:p text:style-name="P2">from Album </text:p>
      <text:p text:style-name="P2">group by Année_Album</text:p>
      <text:p text:style-name="P2"/>
      <text:p text:style-name="P2">2.</text:p>
      <text:p text:style-name="P2">select Année_Album,count(*) as 'Nb Album'</text:p>
      <text:p text:style-name="P2">from Album </text:p>
      <text:p text:style-name="P2">group by Année_Album</text:p>
      <text:p text:style-name="P2">order by Année_Album a<text:span text:style-name="T1">sc</text:span></text:p>
      <text:p text:style-name="P2"/>
      <text:p text:style-name="P2">3.</text:p>
      <text:p text:style-name="P2">select Année_Album,count(*) as 'Nb Album'</text:p>
      <text:p text:style-name="P2">from Album </text:p>
      <text:p text:style-name="P2">group by Année_Album having (count(*) &gt; 30)</text:p>
      <text:p text:style-name="P2">order by Année_Album desc</text:p>
      <text:p text:style-name="P2"/>
      <text:p text:style-name="P2">4.</text:p>
      <text:p text:style-name="P2">select sum (Durée_seconde/1000)</text:p>
      <text:p text:style-name="P2">from Enregistrement</text:p>
      <text:p text:style-name="P2"><text:soft-page-break/>5.</text:p>
      <text:p text:style-name="P2">select max(Durée_seconde/60000) , min(Durée_seconde)</text:p>
      <text:p text:style-name="P2">from Enregistrement</text:p>
      <text:p text:style-name="P2"/>
      <text:p text:style-name="P2">6.</text:p>
      <text:p text:style-name="P2">7.</text:p>
      <text:p text:style-name="P2">8.</text:p>
      <text:p text:style-name="P6">Troisième partie</text:p>
      <text:p text:style-name="P7">1.</text:p>
      <text:p text:style-name="P10">select Nom_Editeur, Nom_Pays</text:p>
      <text:p text:style-name="P10">from Editeur inner join Pays on Editeur.Code_Pays=Pays.Code_Pays</text:p>
      <text:p text:style-name="P8"><text:span text:style-name="T2">where Nom_Pays = 'britaniques'</text:span><text:line-break/>2.</text:p>
      <text:p text:style-name="P13">select Nom_Editeur,Nom_Pays, Titre_Oeuvre</text:p>
      <text:p text:style-name="P13">from Editeur </text:p>
      <text:p text:style-name="P13">inner join Pays on Editeur.Code_Pays=Pays.Code_Pays</text:p>
      <text:p text:style-name="P13">inner join Musicien on Pays.Code_Pays=Musicien.Code_Pays</text:p>
      <text:p text:style-name="P13">inner join Composer on Musicien.Code_Musicien=Composer.Code_Musicien</text:p>
      <text:p text:style-name="P13">inner join Oeuvre on Composer.Code_Oeuvre=Oeuvre.Code_Oeuvre</text:p>
      <text:p text:style-name="P13">where Nom_Pays = 'France'</text:p>
      <text:p text:style-name="P8"><text:span text:style-name="T2">order by Titre_Oeuvre asc</text:span><text:line-break/>3.</text:p>
      <text:p text:style-name="P9"><text:line-break/>4.</text:p>
      <text:p text:style-name="P11">select Nom_Editeur</text:p>
      <text:p text:style-name="P11">from Editeur</text:p>
      <text:p text:style-name="P11">inner join Pays on Editeur.Code_Pays=Pays.Code_Pays</text:p>
      <text:p text:style-name="P11">inner join Musicien on Pays.Code_Pays=Musicien.Code_Pays</text:p>
      <text:p text:style-name="P11">inner join Direction on Musicien.Code_Musicien=Direction.Code_Musicien</text:p>
      <text:p text:style-name="P17"><text:span text:style-name="T2">where Editeur.Code_Musicien=Direction.Code_Musicien</text:span></text:p>
      <text:p text:style-name="P17"><text:line-break/>5.</text:p>
      <text:p text:style-name="P14">select Titre_Oeuvre,Nom_Instrument</text:p>
      <text:p text:style-name="P14">from Oeuvre</text:p>
      <text:p text:style-name="P14">inner join Composer on Oeuvre.Code_Oeuvre=Composer.Code_Oeuvre</text:p>
      <text:p text:style-name="P14">inner join Musicien on Composer.Code_Musicien=Musicien.Code_Musicien</text:p>
      <text:p text:style-name="P14">inner join Interpréter on Musicien.Code_Musicien=Interpréter.Code_Musicien</text:p>
      <text:p text:style-name="P14">inner join Instrument on Interpréter.Code_Instrument=Instrument.Code_Instrument</text:p>
      <text:p text:style-name="P14">order by Nom_Instrument asc</text:p>
      <text:p text:style-name="P6">Quatrième partie</text:p>
      <text:p text:style-name="P6"/>
      <text:p text:style-name="P18">1.</text:p>
      <text:p text:style-name="P15">select Nom_Musicien</text:p>
      <text:p text:style-name="P15">from Musicien</text:p>
      <text:p text:style-name="P15">inner join Composer on Musicien.Code_Musicien=as 'C1'.Code_Musicien</text:p>
      <text:p text:style-name="P15">inner join Musicien as '2' on as 'C2'.Code_Musicien=Musicien.Code_Musicien</text:p>
      <text:p text:style-name="P15">inner join Pays on Musicien.Code_Pays=Pays.Code_Pays</text:p>
      <text:p text:style-name="P18"><text:span text:style-name="T3">Where Code_Musicien=Code_Compositeur and Pays='Allemands'</text:span></text:p>
      <text:p text:style-name="P18"><text:span text:style-name="T6">Je ne comprend pas comment utiliser les as pour revenir sur le même</text:span></text:p>
      <text:p text:style-name="P18"><text:span text:style-name="T6"/></text:p>
      <text:p text:style-name="P18"><text:span text:style-name="T6"/></text:p>
      <text:p text:style-name="P18"><text:soft-page-break/><text:line-break/>2.</text:p>
      <text:p text:style-name="P20">select Nom_Instrument, count(*)</text:p>
      <text:p text:style-name="P20">from Instrument</text:p>
      <text:p text:style-name="P20">inner join Interpréter <text:s/>on Instrument.Code_Instrument=Interpréter.Code_Instrument</text:p>
      <text:p text:style-name="P20">inner join Enregistrement <text:s/>on Interpréter.Code_Enregistrement=Enregistrement.Code_Enregistrement</text:p>
      <text:p text:style-name="P20">Group by Nom_Instrument</text:p>
      <text:p text:style-name="P20"><text:line-break/>3.</text:p>
      <text:p text:style-name="P20"/>
      <text:p text:style-name="P20"><text:line-break/>4.</text:p>
      <text:p text:style-name="P20"/>
      <text:p text:style-name="P20"/>
      <text:p text:style-name="P6">Cinquième partie :</text:p>
      <text:p text:style-name="P6"/>
      <text:p text:style-name="P20">1. </text:p>
      <text:p text:style-name="P16">select Nom_Musicien</text:p>
      <text:p text:style-name="P16">from Musicien</text:p>
      <text:p text:style-name="P16">inner join Pays on Musicien.Code_Pays=Pays.Code_Pays</text:p>
      <text:p text:style-name="P16">Where Code_Pays=22</text:p>
      <text:p text:style-name="P20"><text:line-break/>2.</text:p>
      <text:p text:style-name="P16">select Nom_Musicien,<text:span text:style-name="T8">coutn(*)</text:span></text:p>
      <text:p text:style-name="P16">from Musicien</text:p>
      <text:p text:style-name="P16">inner join Pays on Musicien.Code_Pays=Pays.Code_Pays</text:p>
      <text:p text:style-name="P16">Where Code_Pays=23</text:p>
      <text:p text:style-name="P16">Group by Code_Pays</text:p>
      <text:p text:style-name="P20"><text:line-break/>3.</text:p>
      <text:p text:style-name="P16">select Nom_Pays,count(*)</text:p>
      <text:p text:style-name="P16">from Musicien</text:p>
      <text:p text:style-name="P16">inner join Pays on Musicien.Code_Pays=Pays.Code_Pays</text:p>
      <text:p text:style-name="P16">Group by Code_Pays</text:p>
      <text:p text:style-name="P21"><text:line-break/>4.</text:p>
      <text:p text:style-name="P21"><text:line-break/>5.</text:p>
      <text:p text:style-name="P21"><text:line-break/>6.</text:p>
      <text:p text:style-name="P21"><text:line-break/>7.</text:p>
      <text:p text:style-name="P21"><text:line-break/>8.</text:p>
      <text:p text:style-name="P21"><text:line-break/>9.</text:p>
      <text:p text:style-name="P21"><text:line-break/>10.</text:p>
      <text:p text:style-name="P21"><text:line-break/>11.<text:line-break/>12.</text:p>
      <text:p text:style-name="P6"><text:soft-page-break/>Sixième partie</text:p>
      <text:p text:style-name="P6">1.<text:line-break/>2.<text:line-break/>3.<text:line-break/>4.<text:line-break/>5.<text:line-break/>6.<text:line-break/>7.<text:line-break/>8.<text:line-break/>9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07:45:38.775000000</meta:creation-date>
    <dc:date>2020-10-25T21:02:39.413000000</dc:date>
    <meta:editing-duration>PT6H3M15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4" meta:paragraph-count="120" meta:word-count="366" meta:character-count="3009" meta:non-whitespace-character-count="2737"/>
  </office:meta>
</office:document-meta>
</file>